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P4" style:parent-style-name="Standard" style:family="paragraph">
      <style:paragraph-properties fo:text-align="end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5" style:parent-style-name="Standard" style:family="paragraph">
      <style:paragraph-properties fo:text-align="justify" fo:margin-left="0.4916in" fo:text-indent="0.4916in">
        <style:tab-stops/>
      </style:paragraph-properties>
      <style:text-properties fo:font-size="15pt" style:font-size-asian="15pt" style:font-size-complex="15pt"/>
    </style:style>
    <style:style style:name="P7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8" style:parent-style-name="Standard" style:family="paragraph">
      <style:paragraph-properties fo:text-align="justify" fo:text-indent="0.4916in"/>
      <style:text-properties fo:font-size="15pt" style:font-size-asian="15pt" style:font-size-complex="15pt"/>
    </style:style>
    <style:style style:name="P7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5" style:parent-style-name="Standard" style:family="paragraph">
      <style:paragraph-properties fo:text-align="justify"/>
    </style:style>
    <style:style style:name="T116" style:parent-style-name="DefaultParagraphFont" style:family="text">
      <style:text-properties fo:font-size="15pt" style:font-size-asian="15pt" style:font-size-complex="15pt"/>
    </style:style>
    <style:style style:name="T117" style:parent-style-name="DefaultParagraphFont" style:family="text">
      <style:text-properties style:font-name="Arial" style:font-name-complex="Arial" fo:color="#1F1F1F" fo:font-size="15pt" style:font-size-asian="15pt" style:font-size-complex="15pt" fo:background-color="#FFFFFF"/>
    </style:style>
    <style:style style:name="P118" style:parent-style-name="Standard" style:family="paragraph">
      <style:paragraph-properties fo:text-align="justify"/>
      <style:text-properties style:font-name="Arial" style:font-name-complex="Arial" fo:color="#1F1F1F" fo:font-size="15pt" style:font-size-asian="15pt" style:font-size-complex="15pt" fo:background-color="#FFFFFF"/>
    </style:style>
    <style:style style:name="P119" style:parent-style-name="Standard" style:list-style-name="LFO5" style:family="paragraph">
      <style:paragraph-properties fo:text-align="justify"/>
    </style:style>
    <style:style style:name="T120" style:parent-style-name="DefaultParagraphFont" style:family="text">
      <style:text-properties style:font-name="Arial" style:font-name-complex="Arial" fo:color="#1F1F1F" fo:font-size="15pt" style:font-size-asian="15pt" style:font-size-complex="15pt" fo:background-color="#FFFFFF"/>
    </style:style>
    <style:style style:name="P121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2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3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4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5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6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7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8" style:parent-style-name="Standard" style:family="paragraph">
      <style:paragraph-properties fo:text-align="justify" fo:margin-left="0.7416in">
        <style:tab-stops/>
      </style:paragraph-properties>
      <style:text-properties style:font-name="Arial" style:font-name-complex="Arial" fo:color="#1F1F1F" fo:font-size="15pt" style:font-size-asian="15pt" style:font-size-complex="15pt" fo:background-color="#FFFFFF"/>
    </style:style>
    <style:style style:name="P129" style:parent-style-name="Normal" style:family="paragraph">
      <style:paragraph-properties fo:text-align="center"/>
    </style:style>
    <style:style style:name="T130" style:parent-style-name="DefaultParagraphFont" style:family="text">
      <style:text-properties style:font-name="Calibri" style:font-name-complex="Calibri" fo:font-size="25pt" style:font-size-asian="25pt" style:font-size-complex="25pt"/>
    </style:style>
    <style:style style:name="T131" style:parent-style-name="DefaultParagraphFont" style:family="text">
      <style:text-properties style:font-name="Calibri" style:font-name-complex="Calibri" fo:font-size="25pt" style:font-size-asian="25pt" style:font-size-complex="25pt"/>
    </style:style>
    <style:style style:name="T132" style:parent-style-name="DefaultParagraphFont" style:family="text">
      <style:text-properties style:font-name="Calibri" style:font-name-complex="Calibri" fo:font-size="25pt" style:font-size-asian="25pt" style:font-size-complex="25pt"/>
    </style:style>
    <style:style style:name="T133" style:parent-style-name="DefaultParagraphFont" style:family="text">
      <style:text-properties style:font-name="Calibri" style:font-name-complex="Calibri" fo:font-size="25pt" style:font-size-asian="25pt" style:font-size-complex="25pt"/>
    </style:style>
    <style:style style:name="P134" style:parent-style-name="Normal" style:family="paragraph">
      <style:paragraph-properties fo:text-align="center"/>
      <style:text-properties style:font-name="Calibri" style:font-name-complex="Calibri" fo:font-size="35pt" style:font-size-asian="35pt" style:font-size-complex="35pt"/>
    </style:style>
    <style:style style:name="P135" style:parent-style-name="Normal" style:family="paragraph">
      <style:text-properties style:font-name="Calibri" style:font-name-complex="Calibri" fo:color="#1F1F1F" fo:font-size="15pt" style:font-size-asian="15pt" style:font-size-complex="15pt" fo:background-color="#FFFFFF"/>
    </style:style>
    <style:style style:name="P136" style:parent-style-name="Normal" style:family="paragraph">
      <style:text-properties style:font-name="Calibri" style:font-name-complex="Calibri" fo:color="#1F1F1F" fo:font-size="15pt" style:font-size-asian="15pt" style:font-size-complex="15pt" fo:background-color="#FFFFFF"/>
    </style:style>
    <style:style style:name="P137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6138in"/>
        </style:tab-stops>
      </style:paragraph-properties>
      <style:text-properties style:font-name="Calibri" style:font-name-complex="Calibri" fo:color="#1F1F1F" fo:font-size="15pt" style:font-size-asian="15pt" style:font-size-complex="15pt" fo:background-color="#FFFFFF"/>
    </style:style>
    <style:style style:name="P138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6138in"/>
        </style:tab-stops>
      </style:paragraph-properties>
      <style:text-properties style:font-name="Calibri" style:font-name-complex="Calibri" fo:color="#1F1F1F" fo:font-size="15pt" style:font-size-asian="15pt" style:font-size-complex="15pt" fo:background-color="#FFFFFF"/>
    </style:style>
    <style:style style:name="P139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6138in"/>
        </style:tab-stops>
      </style:paragraph-properties>
      <style:text-properties style:font-name="Calibri" style:font-name-complex="Calibri" fo:color="#1F1F1F" fo:font-size="15pt" style:font-size-asian="15pt" style:font-size-complex="15pt" fo:background-color="#FFFFFF"/>
    </style:style>
    <style:style style:name="P140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6138in"/>
        </style:tab-stops>
      </style:paragraph-properties>
      <style:text-properties style:font-name="Calibri" style:font-name-complex="Calibri" fo:color="#1F1F1F" fo:font-size="15pt" style:font-size-asian="15pt" style:font-size-complex="15pt" fo:background-color="#FFFFFF"/>
    </style:style>
    <style:style style:name="P141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6138in"/>
        </style:tab-stops>
      </style:paragraph-properties>
    </style:style>
    <style:style style:name="T142" style:parent-style-name="DefaultParagraphFont" style:family="text">
      <style:text-properties style:font-name="Calibri" style:font-name-complex="Calibri" fo:color="#1F1F1F" fo:font-size="15pt" style:font-size-asian="15pt" style:font-size-complex="15pt" fo:background-color="#FFFFFF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<text:span text:style-name="T3">12 Aprile 2024</text:span></text:p>
      <text:p text:style-name="P4"/>
      <text:p text:style-name="P5"><text:span text:style-name="T6">8 Lezione Embedded</text:span></text:p>
      <text:p text:style-name="P7"/>
      <text:p text:style-name="P8">Dispositivi che piloti in base a quello che ti serve (input/output)</text:p>
      <text:p text:style-name="P9"/>
      <text:p text:style-name="P10">Output -&gt; acceso o spento (0 o 1 logico)</text:p>
      <text:p text:style-name="P11">Input -&gt; legge valore di tensione dall’esterno (0 o 1 logico)</text:p>
      <text:p text:style-name="P12"/>
      <text:p text:style-name="P13">Registro Tris -&gt; conigura entrata o uscita -&gt; setto valori numerici</text:p>
      <text:p text:style-name="P14">Dato importnate solo se numero messa in binario</text:p>
      <text:p text:style-name="P15">0 -&gt; uscita</text:p>
      <text:p text:style-name="P16">1 -&gt; ingresso</text:p>
      <text:p text:style-name="P17"/>
      <text:p text:style-name="P18">Imposto uscita -&gt; registro Port -&gt; assegno un valore<text:s/></text:p>
      <text:p text:style-name="P19"/>
      <text:p text:style-name="P20">Tris -&gt; deciso direzione</text:p>
      <text:p text:style-name="P21">Port -&gt; decido valori delle porte</text:p>
      <text:p text:style-name="P22"/>
      <text:p text:style-name="P23">Input collegato a una resistenza che lo mette Pull-Up -&gt; quindii lo porta a 1<text:s/></text:p>
      <text:p text:style-name="P24"/>
      <text:p text:style-name="P25">Dove puoi decidere cosa fare -&gt; vedere i livelli da fare dell’Embedded</text:p>
      <text:p text:style-name="P26"/>
      <text:p text:style-name="P27">Programma sequenziale -&gt; 1 istruzione alla volta in sequenza<text:s/></text:p>
      <text:p text:style-name="P28"/>
      <text:p text:style-name="P29"/>
      <text:soft-page-break/>
      <text:p text:style-name="P30">Dispositivo di clock -&gt; scambia stato da 0 a 1 sempre -&gt; produce onda quadra impostando una velocità che impostavmo noi<text:s/></text:p>
      <text:p text:style-name="P31"/>
      <text:p text:style-name="P32">Contatore -&gt; con numero con 14 cire -&gt; indecizza memoria e prooduce istruzione (+ volte sale contatore) -&gt; + veloce l’esecuzione del programma</text:p>
      <text:p text:style-name="P33"/>
      <text:p text:style-name="P34">Microcontrollore -&gt; 4 step<text:s/></text:p>
      <text:p text:style-name="P35"/>
      <text:p text:style-name="P36">Clock -&gt; diverse perifiche che si collegano all’esterno es. Timer<text:s/></text:p>
      <text:p text:style-name="P37">Timer -&gt; conta fino a quando non arriva al massimo -&gt; contatore Overflow (fuori capacità massima)<text:s/></text:p>
      <text:p text:style-name="P38"/>
      <text:p text:style-name="P39">9 bit -&gt; segnale di Overflow -&gt; sinterpreta il messaggio -&gt; segnale terminato conteggio -&gt; intercetti e usi come allarme per fine conteggio<text:s/></text:p>
      <text:p text:style-name="P40"/>
      <text:p text:style-name="P41">Salva valore in cui sei arrivato in una memoria -&gt; valore counter con un valore <text:s text:c="13"/>-&gt; in un’altra scheda -&gt; eseguo un altro metodo -&gt; fine conteggio -&gt; comincia da dove si ferma (interrupt) -&gt; fa altro -&gt; ogni vvolta bisogna portare a 0 il bit di segno<text:s/></text:p>
      <text:p text:style-name="P42"/>
      <text:p text:style-name="P43">EEPROM -&gt; memoria macchina con ritenuta ritentva -&gt; tiene in memoria dato</text:p>
      <text:p text:style-name="P44"/>
      <text:p text:style-name="P45">Perifiche -&gt; chiamano Interrupt -&gt; capire chi li chiama -&gt; solo una funziona -&gt; chi scatena Interrupt <text:s/></text:p>
      <text:p text:style-name="P46"/>
      <text:p text:style-name="P47">Macchine che hanno perifiche per ciascun dato -&gt; funzione separato per ogni caso<text:s/></text:p>
      <text:p text:style-name="P48"/>
      <text:soft-page-break/>
      <text:p text:style-name="P49">Tastierino Numerico -&gt; numero di fili i/O<text:s/></text:p>
      <text:p text:style-name="P50"><text:tab/><text:tab/><text:tab/><text:tab/>Tuttii I<text:s/></text:p>
      <text:p text:style-name="P51"/>
      <text:p text:style-name="P52">Matrice riga colonna -&gt; utilizzando meno fili<text:s/></text:p>
      <text:p text:style-name="P53">16 pulsanti utilizzando 8 fili<text:s/></text:p>
      <text:p text:style-name="P54"/>
      <text:p text:style-name="P55">8 fili -&gt; 4 I e 4 <text:s/>O</text:p>
      <text:p text:style-name="P56"/>
      <text:p text:style-name="P57">O <text:s text:c="3"/>-&gt; <text:s/>abiitanno colonna ogni secondo uno alla vola, singola collonna 1 ala voltta</text:p>
      <text:p text:style-name="P58"><text:s/>I <text:s text:c="3"/>-&gt; <text:s/>vado a leggere la riga all’interno della colonna e decido quale è premuto<text:s text:c="5"/></text:p>
      <text:p text:style-name="P59"/>
      <text:p text:style-name="P60">Attivazione colonna -&gt; vuol dire portale colonna a 0 -&gt; uno alla volta (ogni riga ha una resistenza di Pull-Up)</text:p>
      <text:p text:style-name="P61">Abbasso linea -&gt; e leggo ingressi e vedo che bottone è stato premuto</text:p>
      <text:p text:style-name="P62"/>
      <text:p text:style-name="P63">Ogni scrittura di <text:s/>colonna -&gt; lego valore e vedo quale è il bit a<text:s/>0</text:p>
      <text:p text:style-name="P64"/>
      <text:p text:style-name="P65">Display LCD -&gt; display intelligenti confiiguarti incrementoo di posizioe dove scrivere carattere (font da disegnare) <text:s/>-&gt; organizzazione tabella ASCII</text:p>
      <text:p text:style-name="P66"/>
      <text:p text:style-name="P67">Memoria -&gt; leggata configurazione macchina diversi modi -&gt; accendere/spegnere display <text:s/>-&gt; scrivere da sx a dx o inverso<text:s/></text:p>
      <text:p text:style-name="P68">Configuro dispositvo -&gt; come vuoi -&gt; crei carattere come <text:s/>vuoi</text:p>
      <text:p text:style-name="P69"/>
      <text:p text:style-name="P70">Display -&gt; PortD + 2 fili PortE -&gt; abbassi e alzi dati<text:s/></text:p>
      <text:p text:style-name="P71"/>
      <text:soft-page-break/>
      <text:p text:style-name="P72">Trasmissioni sincrone -&gt; anche clock di dati (LCD)</text:p>
      <text:p text:style-name="P73"/>
      <text:p text:style-name="P74">Sincrone -&gt;<text:s/></text:p>
      <text:p text:style-name="P75">Parallela (8 fili) (LCD)</text:p>
      <text:p text:style-name="P76"/>
      <text:p text:style-name="P77">Seriale -&gt; Sincrone (8 inpulsi) -&gt; 8 volte più lenta rispetta alla<text:s/>Parallela<text:s/>(più veloce)</text:p>
      <text:p text:style-name="P78">Sincrone -&gt; distanze brevi -&gt; stessa scheda</text:p>
      <text:p text:style-name="P79"><text:tab/>Asincrone -&gt; distanze più elevate -&gt; elimini filo di sincronismo -&gt; no filo di<text:s/></text:p>
      <text:p text:style-name="P80"><text:tab/><text:tab/><text:tab/><text:s text:c="3"/>Clock per trasferimento dei dati -&gt; unidirezionali<text:s/></text:p>
      <text:p text:style-name="P81"/>
      <text:p text:style-name="P82">Trasmissioni Seriali Asincrone -&gt; accorgimenti quando inizia dato e quando finisce (bit di testa e di coda)<text:s/>-&gt; segnale di sincronismo che capisce che bit elimino -&gt; comunicazioni seriale (bit di start e di stop) -&gt; altro bit di parità (primo controlllo basso livello) -&gt; per correttezza dei dati<text:s/></text:p>
      <text:p text:style-name="P83"/>
      <text:p text:style-name="P84">Dati di Parità -&gt; numero a uno che iinvio -&gt; sempre pari<text:s/></text:p>
      <text:p text:style-name="P85">Numero pari -&gt; la somma dei bit più parità deve essere pari</text:p>
      <text:p text:style-name="P86"/>
      <text:p text:style-name="P87">Valutazione di quanto può mandare il dato -&gt; distanza da 0 a 5 V -&gt; dispersione di segnale -&gt; segnale sporco -&gt; modificare segnale -&gt; imposstazionne il delta di tot tempo -&gt; connessione di fili del cavo</text:p>
      <text:p text:style-name="P88"/>
      <text:p text:style-name="P89">12V <text:s/>-&gt; 0</text:p>
      <text:p text:style-name="P90">-12V -&gt; 1</text:p>
      <text:p text:style-name="P91"/>
      <text:p text:style-name="P92">RS -232 -&gt; connessione a cavo punto punto -&gt; fino a 115 kbps per velocità certificati fino a 20 m<text:s/></text:p>
      <text:soft-page-break/>
      <text:p text:style-name="P93">Comunicazione duplex/full duplex -&gt; un cavo mando e l’altro ricevo</text:p>
      <text:p text:style-name="P94"/>
      <text:p text:style-name="P95">R-232 -&gt; trasmissione sbilanciata -&gt; verso una tensione con il filo di riferimento -&gt; stesso riferimento (condiviso stesso riferimento di misura) -&gt; sommano disturbi eletrici -&gt; non c’è modo di sistenare il problema di<text:s/>disturbo eletrico</text:p>
      <text:p text:style-name="P96"/>
      <text:p text:style-name="P97"/>
      <text:p text:style-name="P98">Cavo lo mando anche in maniera invertita -&gt; in modo speculare (lo mando con gli altri dati) -&gt; stesso disturbo -&gt; disturbo fa salire/scendere la V -&gt; stesso lato per entrambi<text:s/></text:p>
      <text:p text:style-name="P99"/>
      <text:p text:style-name="P100">Linea Bilanciata -&gt; elimino quando arriva <text:s/>-&gt; tengo schermatura dei segnali</text:p>
      <text:p text:style-name="P101"/>
      <text:p text:style-name="P102">Linea Bilanciata (RS422) -&gt; cavo uno opposto all’altro fanno la differenza e segnale si annulla -&gt; linea unidirezionale -&gt; distanza 1,2 km</text:p>
      <text:p text:style-name="P103"/>
      <text:p text:style-name="P104">RS485 -&gt; linea <text:s/>è uguale -&gt; driver che pilota -&gt; ascolta e riceve -&gt; trasforma 2 lineee RX e TX -&gt; driver pilota linea e ricevere dati -&gt; entrambi ma non in contemporanea -&gt; stessa linea tutto -&gt; 4 totale 1 gigabit<text:s/></text:p>
      <text:p text:style-name="P105"/>
      <text:p text:style-name="P106">2 Generatori collegati assieme -&gt; collisione dei dati<text:s/>-&gt; trasmettitore spento tranne qunado devo trasmettere<text:s/></text:p>
      <text:p text:style-name="P107"/>
      <text:p text:style-name="P108">Se il ricevitore è acceso -&gt; infine dopo porto al trasmettittore<text:s/></text:p>
      <text:p text:style-name="P109">Se il dato è diverso -&gt; hho una collisione dei dati -&gt; e posso rillevarla -&gt; non so se dato arriva a destinazione -&gt; eventuale collisiione del dato</text:p>
      <text:p text:style-name="P110"/>
      <text:p text:style-name="P111"/>
      <text:soft-page-break/>
      <text:p text:style-name="P112">Conversione analogico digitale -&gt; dato che produco può esssere 0 o 1<text:s/></text:p>
      <text:p text:style-name="P113">Segnali / dati -&gt; range di lavoro<text:s/></text:p>
      <text:p text:style-name="P114"/>
      <text:p text:style-name="P115"><text:span text:style-name="T116">Grandezza fisica T [</text:span><text:span text:style-name="T117">°C] -&gt; converti in range di V<text:s/></text:span></text:p>
      <text:p text:style-name="P118">Esercizio:</text:p>
      <text:list text:style-name="LFO5" text:continue-numbering="true">
        <text:list-item>
          <text:p text:style-name="P119"><text:span text:style-name="T120">[-10 °C , 40 <text:s/>°C] a [0 V , 5 V] -&gt; sensore<text:s/></text:span></text:p>
        </text:list-item>
      </text:list>
      <text:p text:style-name="P121">Ogni grado con 0,1 V<text:s/></text:p>
      <text:p text:style-name="P122"/>
      <text:p text:style-name="P123">Infine converti in digitale il valore della V in un valore digitale con dei<text:s/></text:p>
      <text:p text:style-name="P124">Bit -&gt; 8 bit</text:p>
      <text:p text:style-name="P125"/>
      <text:p text:style-name="P126">Su 8 bit da 0 a 255 -&gt; maniera proporzionale proporzione con i bit</text:p>
      <text:p text:style-name="P127">Variazione non sufficente per il cambiamento</text:p>
      <text:p text:style-name="P128"/>
      <text:p text:style-name="P129"><draw:frame draw:style-name="a0" text:anchor-type="as-char" svg:x="0in" svg:y="0in" svg:width="1.09167in" svg:height="0.79167in" style:rel-width="scale" style:rel-height="scale"><draw:object xlink:href="Object 1/" xlink:type="simple" xlink:show="embed" xlink:actuate="onLoad"/></draw:frame><text:span text:style-name="T130"><text:s/>=<text:s/></text:span><draw:frame draw:style-name="a1" text:anchor-type="as-char" svg:x="0in" svg:y="0in" svg:width="1.46667in" svg:height="0.79167in" style:rel-width="scale" style:rel-height="scale"><draw:object xlink:href="Object 2/" xlink:type="simple" xlink:show="embed" xlink:actuate="onLoad"/></draw:frame><text:span text:style-name="T131"><text:s/>= <text:s/></text:span><draw:frame draw:style-name="a2" text:anchor-type="as-char" svg:x="0in" svg:y="0in" svg:width="1.25833in" svg:height="0.79167in" style:rel-width="scale" style:rel-height="scale"><draw:object xlink:href="Object 3/" xlink:type="simple" xlink:show="embed" xlink:actuate="onLoad"/></draw:frame><text:span text:style-name="T132"><text:s/>=<text:s/></text:span><draw:frame draw:style-name="a3" text:anchor-type="as-char" svg:x="0in" svg:y="0in" svg:width="0.575in" svg:height="0.79167in" style:rel-width="scale" style:rel-height="scale"><draw:object xlink:href="Object 4/" xlink:type="simple" xlink:show="embed" xlink:actuate="onLoad"/></draw:frame><text:span text:style-name="T133"><text:s/>= 19,6 mV</text:span></text:p>
      <text:p text:style-name="P134"/>
      <text:p text:style-name="P135"><text:tab/>Discregazione segnale analogico -&gt; commetti errore -&gt; il valoe non lo</text:p>
      <text:p text:style-name="P136"><text:tab/>sistemi più aumenti numero di bit<text:s/>-&gt; più precisione linea normale -&gt;<text:s/></text:p>
      <text:p text:style-name="P137"><text:tab/>commetti errore -&gt; aumenti numero di bit -&gt; aumenta la precisione</text:p>
      <text:p text:style-name="P138"><text:tab/>chiamte risoluzione del convertitore</text:p>
      <text:p text:style-name="P139"/>
      <text:p text:style-name="P140"/>
      <text:p text:style-name="P141"><text:span text:style-name="T142">Microcontrollore Analogico Digitale -&gt; 10 bit divisione per (1023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Arial" style:font-name-complex="Arial" fo:color="#1F1F1F"/>
    </style:style>
    <style:style style:name="WW_CharLFO6LVL1" style:family="text">
      <style:text-properties style:font-name="Wingdings" style:font-name-asian="Calibri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style:font-name-asian="Calibri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 style:font-name-asian="Calibri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4-12T10:50:00Z</dc:date>
    <meta:template xlink:href="Normal.dotm" xlink:type="simple"/>
    <meta:editing-cycles>322</meta:editing-cycles>
    <meta:editing-duration>PT94440S</meta:editing-duration>
    <meta:user-defined meta:name="AppVersion">16.0000</meta:user-defined>
    <meta:document-statistic meta:page-count="6" meta:paragraph-count="11" meta:word-count="894" meta:character-count="5980" meta:row-count="42" meta:non-whitespace-character-count="5097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sub>
        <mml:mrow>
          <mml:mi>V</mml:mi>
        </mml:mrow>
        <mml:mrow>
          <mml:mi>f</mml:mi>
        </mml:mrow>
      </mml:msub>
      <mml:mo>-</mml:mo>
      <mml:mi mathvariant="normal"> </mml:mi>
      <mml:msub>
        <mml:mrow>
          <mml:mi>V</mml:mi>
        </mml:mrow>
        <mml:mrow>
          <mml:mi>i</mml:mi>
        </mml:mrow>
      </mml:msub>
    </mml:mrow>
    <mml:mrow>
      <mml:msup>
        <mml:mrow>
          <mml:mn>2</mml:mn>
        </mml:mrow>
        <mml:mrow>
          <mml:mi>n</mml:mi>
        </mml:mrow>
      </mml:msup>
      <mml:mo>-</mml:mo>
      <mml:mn>1</mml:mn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5</mml:mn>
      <mml:mi> </mml:mi>
      <mml:mi>V</mml:mi>
      <mml:mo>-</mml:mo>
      <mml:mi mathvariant="normal"> </mml:mi>
      <mml:mn>0</mml:mn>
      <mml:mi mathvariant="normal"> </mml:mi>
      <mml:mi mathvariant="normal">V</mml:mi>
    </mml:mrow>
    <mml:mrow>
      <mml:msup>
        <mml:mrow>
          <mml:mn>2</mml:mn>
        </mml:mrow>
        <mml:mrow>
          <mml:mn>8</mml:mn>
        </mml:mrow>
      </mml:msup>
      <mml:mo>-</mml:mo>
      <mml:mn>1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5</mml:mn>
      <mml:mi> </mml:mi>
      <mml:mi>V</mml:mi>
    </mml:mrow>
    <mml:mrow>
      <mml:mn>256</mml:mn>
      <mml:mi> </mml:mi>
      <mml:mo>-</mml:mo>
      <mml:mn>1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5</mml:mn>
      <mml:mi> </mml:mi>
      <mml:mi>V</mml:mi>
    </mml:mrow>
    <mml:mrow>
      <mml:mn>255</mml:mn>
    </mml:mrow>
  </mml:mfrac>
</mml:math>
</file>